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691cm" svg:height="3.203cm" draw:transform="skewX (-0.000174532925199433) rotate (1.55247036964896) translate (3.3212638862234cm 7.99423362398921cm)" svg:viewBox="0 0 4692 3204" svg:d="M4603 2740c-615 118-750 135-1634 299-885 165-1080 191-1633 146-553-43-1191-524-1322-1485-131-960 655-1956 1649-1640 220 70 240 745 3 693-853-192-1044 607-880 1314 165 708 780 563 1747 374 966-189 1350-297 1612-370s746 579 458 669z">
          <text:p/>
        </draw:path>
        <draw:path draw:style-name="gr1" draw:text-style-name="P1" draw:layer="layout" svg:width="0.902cm" svg:height="0.661cm" draw:transform="rotate (-2.15687788961459) translate (4.23962447873229cm 6.2507947751290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45cm" svg:height="2.578cm" draw:transform="rotate (-1.55212130379856) translate (6.5419044839938cm 3.0962641408248cm)" svg:viewBox="0 0 946 2579" svg:d="M945 2466c-41-205-133-561-163-1029-29-470 28-866 42-1061 15-194-811-493-810-329-15 435-27 745 13 1300s76 796 135 1108c35 187 809 137 783 11z">
          <text:p/>
        </draw:path>
        <draw:path draw:style-name="gr1" draw:text-style-name="P1" draw:layer="layout" svg:width="0.903cm" svg:height="0.661cm" draw:transform="rotate (-2.15757602131539) translate (6.2848244404371cm 3.494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skewX (0.00244346095279195) rotate (-2.1556561591382) translate (4.6673069992837cm 3.42735618810029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cm" draw:transform="skewX (0.00122173047639607) rotate (-2.15652882376419) translate (6.77770697154199cm 3.2683621593123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1.188cm" svg:height="1.68cm" draw:transform="skewX (0.00069813170079773) rotate (-0.386415896391545) translate (4.2934799557722cm 1.2364093638744cm)" svg:viewBox="0 0 1189 1681" svg:d="M1189 231c-14 217-347 1111-888 1438-165 101-429-443-229-661 200-219 458-766 472-927 15-161 659-67 645 150z">
          <text:p/>
        </draw:path>
        <draw:path draw:style-name="gr1" draw:text-style-name="P1" draw:layer="layout" svg:width="0.835cm" svg:height="0.55cm" draw:transform="rotate (-2.15617975791379) translate (4.4919876347359cm 2.3188409679315cm)" svg:viewBox="0 0 836 551" svg:d="M434 549c171-16 339-143 390-250 50-109-64-201-193-255-130-52-268-66-432 3-162 69-262 182-153 322 109 138 217 195 388 180z">
          <text:p/>
        </draw:path>
        <draw:path draw:style-name="gr2" draw:text-style-name="P1" draw:layer="layout" svg:width="1.34cm" svg:height="1.567cm" draw:transform="rotate (0.724486172502846) translate (4.6897146862296cm 1.93136087428421cm)" svg:viewBox="0 0 1341 1568" svg:d="M0 245c-3 172 126 829 562 1268 203 183 932-128 750-331-417-464-427-971-434-1122-6-152-875 13-878 185z">
          <text:p/>
        </draw:path>
        <draw:path draw:style-name="gr1" draw:text-style-name="P1" draw:layer="layout" svg:width="0.902cm" svg:height="0.661cm" draw:transform="rotate (-2.15687788961459) translate (5.56545781206569cm 1.5106281084624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835cm" svg:height="0.55cm" draw:transform="rotate (-2.15705242253979) translate (6.7371691751043cm 2.112561342396cm)" svg:viewBox="0 0 836 551" svg:d="M434 549c171-16 339-143 390-251 50-108-64-201-193-254-130-52-269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51:28.056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11"/>
  </office:meta>
</office:document-meta>
</file>